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d1c24" draw:textarea-horizontal-align="justify" draw:textarea-vertical-align="middle" draw:auto-grow-height="false" fo:min-height="1.899cm" fo:min-width="4.7cm"/>
    </style:style>
    <style:style style:name="gr2" style:family="graphic" style:parent-style-name="standard">
      <style:graphic-properties draw:fill-color="#ed1c24" draw:textarea-horizontal-align="justify" draw:textarea-vertical-align="middle" draw:auto-grow-height="false" fo:min-height="1.898cm" fo:min-width="4.7cm"/>
    </style:style>
    <style:style style:name="gr3" style:family="graphic" style:parent-style-name="objectwithoutfill">
      <style:graphic-properties svg:stroke-width="0.212cm" svg:stroke-color="#00aaad" draw:marker-start-width="0.518cm" draw:marker-end-width="0.518cm" draw:fill="solid" draw:fill-color="#729fcf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aaad" draw:marker-start-width="0.517cm" draw:marker-end-width="0.517cm" draw:fill="solid" draw:fill-color="#729fcf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899cm" fo:min-width="4.7cm"/>
    </style:style>
    <style:style style:name="gr7" style:family="graphic" style:parent-style-name="standard">
      <style:graphic-properties draw:fill-color="#00aaad" draw:textarea-horizontal-align="justify" draw:textarea-vertical-align="middle" draw:auto-grow-height="false" fo:min-height="1.899cm" fo:min-width="5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9cm" fo:min-width="0cm"/>
    </style:style>
    <style:style style:name="gr9" style:family="graphic" style:parent-style-name="standard">
      <style:graphic-properties draw:fill-color="#00aaad" draw:textarea-horizontal-align="justify" draw:textarea-vertical-align="middle" draw:auto-grow-height="false" fo:min-height="0.676cm" fo:min-width="0.42cm"/>
    </style:style>
    <style:style style:name="gr10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00aaa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aaad"/>
      <style:paragraph-properties fo:text-align="center"/>
      <style:text-properties fo:color="#ffffff"/>
    </style:style>
    <style:style style:name="P9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10" style:family="paragraph">
      <loext:graphic-properties draw:fill="none" draw:fill-color="#ffffff"/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11" style:family="paragraph">
      <loext:graphic-properties draw:fill="none" draw:fill-color="#ffffff"/>
      <style:text-properties fo:color="#ce181e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cm" svg:height="2.149cm" svg:x="7.9cm" svg:y="3.90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148cm" svg:x="7.9cm" svg:y="7.826cm">
          <text:p text:style-name="P1">html</text:p>
          <text:p text:style-name="P1">(root element)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9.974cm" svg:x2="10.2cm" svg:y2="11.749cm">
          <text:p/>
        </draw:line>
        <draw:custom-shape draw:style-name="gr1" draw:text-style-name="P2" draw:layer="layout" svg:width="5.2cm" svg:height="2.149cm" svg:x="8cm" svg:y="11.656cm">
          <text:p text:style-name="P1">body</text:p>
          <text:p text:style-name="P1">(element)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3cm" svg:y1="6.05cm" svg:x2="10.3cm" svg:y2="7.825cm">
          <text:p/>
        </draw:line>
        <draw:line draw:style-name="gr3" draw:text-style-name="P3" draw:layer="layout" svg:x1="8.9cm" svg:y1="13.805cm" svg:x2="6.6cm" svg:y2="16.4cm">
          <text:p/>
        </draw:line>
        <draw:line draw:style-name="gr5" draw:text-style-name="P4" draw:layer="layout" svg:x1="11.9cm" svg:y1="13.805cm" svg:x2="17cm" svg:y2="16.421cm">
          <text:p/>
        </draw:line>
        <draw:custom-shape draw:style-name="gr1" draw:text-style-name="P2" draw:layer="layout" svg:width="5.2cm" svg:height="2.149cm" svg:x="3.4cm" svg:y="16.515cm">
          <text:p text:style-name="P1">div</text:p>
          <text:p text:style-name="P1">(element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149cm" svg:x="14cm" svg:y="16.515cm">
          <text:p text:style-name="P1">div</text:p>
          <text:p text:style-name="P1">(element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3cm" svg:height="2.149cm" svg:x="3.4cm" svg:y="20.252cm">
          <text:p text:style-name="P1">button</text:p>
          <text:p text:style-name="P1">(element)</text:p>
          <text:p text:style-name="P1">This Button is clicked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149cm" svg:x="14cm" svg:y="20.252cm">
          <text:p text:style-name="P1">anchor</text:p>
          <text:p text:style-name="P1">(element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149cm" svg:x="8.1cm" svg:y="23.148cm">
          <text:p text:style-name="P1">div</text:p>
          <text:p text:style-name="P1">(element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149cm" svg:x="13cm" svg:y="25.951cm">
          <text:p text:style-name="P1">button</text:p>
          <text:p text:style-name="P1">(element)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cm" svg:height="2.149cm" svg:x="3cm" svg:y="25.951cm">
          <text:p text:style-name="P1">anchor</text:p>
          <text:p text:style-name="P1">(element)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.1cm" svg:y1="13.805cm" svg:x2="10.1cm" svg:y2="23.148cm">
          <text:p/>
        </draw:line>
        <draw:line draw:style-name="gr5" draw:text-style-name="P4" draw:layer="layout" svg:x1="10cm" svg:y1="25.297cm" svg:x2="8.2cm" svg:y2="26.885cm">
          <text:p/>
        </draw:line>
        <draw:line draw:style-name="gr5" draw:text-style-name="P4" draw:layer="layout" svg:x1="11.4cm" svg:y1="25.297cm" svg:x2="13.1cm" svg:y2="26.979cm">
          <text:p/>
        </draw:line>
        <draw:line draw:style-name="gr5" draw:text-style-name="P4" draw:layer="layout" svg:x1="16.7cm" svg:y1="18.664cm" svg:x2="16.7cm" svg:y2="20.159cm">
          <text:p/>
        </draw:line>
        <draw:line draw:style-name="gr3" draw:text-style-name="P3" draw:layer="layout" svg:x1="6.4cm" svg:y1="18.757cm" svg:x2="6.4cm" svg:y2="20.158cm">
          <text:p/>
        </draw:line>
        <draw:frame draw:style-name="gr8" draw:text-style-name="P7" draw:layer="layout" svg:width="3.6cm" svg:height="2.149cm" svg:x="1.7cm" svg:y="6.331cm">
          <draw:text-box>
            <text:p/>
          </draw:text-box>
        </draw:frame>
        <draw:custom-shape draw:style-name="gr9" draw:text-style-name="P6" xml:id="id1" draw:id="id1" draw:layer="layout" svg:width="1.3cm" svg:height="1.308cm" svg:x="1.5cm" svg:y="20.699cm">
          <text:p text:style-name="P1">Bub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2" draw:id="id2" draw:layer="layout" svg:width="1.3cm" svg:height="1.308cm" svg:x="1.501cm" svg:y="16.963cm">
          <text:p text:style-name="P1">Bub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" draw:id="id3" draw:layer="layout" svg:width="1.3cm" svg:height="1.308cm" svg:x="5.501cm" svg:y="12.291cm">
          <text:p text:style-name="P1">Bub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4" draw:id="id4" draw:layer="layout" svg:width="1.3cm" svg:height="1.308cm" svg:x="5.502cm" svg:y="8.555cm">
          <text:p text:style-name="P1">Bub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5" draw:id="id5" draw:layer="layout" svg:width="1.3cm" svg:height="1.308cm" svg:x="5.502cm" svg:y="3.884cm">
          <text:p text:style-name="P1">Bub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.15cm" svg:y1="20.699cm" svg:x2="2.151cm" svg:y2="18.271cm" draw:start-shape="id1" draw:start-glue-point="4" draw:end-shape="id2" draw:end-glue-point="2" svg:d="M2150 20699v-1213h1v-1215" svg:viewBox="0 0 2 2429">
          <text:p/>
        </draw:connector>
        <draw:connector draw:style-name="gr10" draw:text-style-name="P4" draw:layer="layout" svg:x1="2.151cm" svg:y1="16.963cm" svg:x2="6.151cm" svg:y2="13.599cm" draw:start-shape="id2" draw:start-glue-point="4" draw:end-shape="id3" draw:end-glue-point="8" svg:d="M2151 16963v-1681h4000v-1683" svg:viewBox="0 0 4001 3365">
          <text:p/>
        </draw:connector>
        <draw:connector draw:style-name="gr10" draw:text-style-name="P4" draw:layer="layout" svg:x1="6.151cm" svg:y1="12.291cm" svg:x2="6.152cm" svg:y2="9.863cm" draw:start-shape="id3" draw:start-glue-point="4" draw:end-shape="id4" draw:end-glue-point="8" svg:d="M6151 12291v-1213h1v-1215" svg:viewBox="0 0 2 2429">
          <text:p/>
        </draw:connector>
        <draw:connector draw:style-name="gr11" draw:text-style-name="P4" draw:layer="layout" svg:x1="6.152cm" svg:y1="8.555cm" svg:x2="6.152cm" svg:y2="5.192cm" draw:start-shape="id4" draw:start-glue-point="4" draw:end-shape="id5" draw:end-glue-point="8" svg:d="M6152 8555v-3363" svg:viewBox="0 0 1 3364">
          <text:p/>
        </draw:connector>
        <draw:frame draw:style-name="gr12" draw:text-style-name="P10" draw:layer="layout" svg:width="12cm" svg:height="1.4cm" svg:x="4.5cm" svg:y="1.5cm">
          <draw:text-box>
            <text:p text:style-name="P9"><text:span text:style-name="T1">DO</text:span><text:span text:style-name="T1">M </text:span><text:span text:style-name="T1">Eve</text:span><text:span text:style-name="T1">nt </text:span><text:span text:style-name="T1">Bub</text:span><text:span text:style-name="T1">bling </text:span><text:span text:style-name="T1">Vie</text:span><text:span text:style-name="T1">w</text:span></text:p>
          </draw:text-box>
        </draw:frame>
        <draw:frame draw:style-name="gr13" draw:text-style-name="P11" draw:layer="layout" svg:width="0.502cm" svg:height="1.187cm" svg:x="2.3cm" svg:y="23.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21:23:56.177714445</meta:creation-date>
    <dc:date>2020-03-09T22:02:07.157769280</dc:date>
    <meta:editing-duration>PT5M25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